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A1:Sheet1.A1 Sheet1.A2:Sheet1.A14 Sheet1.A1:Sheet1.A1 Sheet1.C2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L100 + 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4]-[.$B$14]" office:value-type="float" office:value="-0.0230781115787977" calcext:value-type="float">
            <text:p>-0.023078111578797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5]-[.$B$14]" office:value-type="float" office:value="-0.0225470915411279" calcext:value-type="float">
            <text:p>-0.022547091541127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6]-[.$B$14]" office:value-type="float" office:value="-0.0208629489425221" calcext:value-type="float">
            <text:p>-0.0208629489425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7]-[.$B$14]" office:value-type="float" office:value="-0.0186451021727407" calcext:value-type="float">
            <text:p>-0.018645102172740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8]-[.$B$14]" office:value-type="float" office:value="-0.016268360621325" calcext:value-type="float">
            <text:p>-0.01626836062132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9]-[.$B$14]" office:value-type="float" office:value="-0.0139571348126992" calcext:value-type="float">
            <text:p>-0.013957134812699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0]-[.$B$14]" office:value-type="float" office:value="-0.0118340162325694" calcext:value-type="float">
            <text:p>-0.011834016232569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1]-[.$B$14]" office:value-type="float" office:value="-0.00995827978476882" calcext:value-type="float">
            <text:p>-0.009958279784768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2]-[.$B$14]" office:value-type="float" office:value="-0.00834323773869983" calcext:value-type="float">
            <text:p>-0.0083432377386998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3]-[.$B$14]" office:value-type="float" office:value="-0.00697728545128484" calcext:value-type="float">
            <text:p>-0.00697728545128484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4]-[.$B$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2-10T17:35:21.032196188</dc:date>
    <meta:editing-duration>PT6M43S</meta:editing-duration>
    <meta:editing-cycles>2</meta:editing-cycles>
    <meta:document-statistic meta:table-count="1" meta:cell-count="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672cm" svg:y="4.201cm" style:legend-expansion="high" chart:style-name="ch3"/>
        <chart:plot-area chart:style-name="ch4" table:cell-range-address="Sheet1.A1:Sheet1.A14 Sheet1.C2:Sheet1.C14" chart:data-source-has-labels="row" svg:x="1.331cm" svg:y="1.275cm" svg:width="11.021cm" svg:height="6.564cm">
          <chart:coordinate-region svg:x="2.535cm" svg:y="1.474cm" svg:width="9.631cm" svg:height="6.166cm"/>
          <chart:axis chart:dimension="x" chart:name="primary-x" chart:style-name="ch5">
            <chart:title svg:x="6.175cm" svg:y="8.019cm" chart:style-name="ch6">
              <text:p>distance</text:p>
            </chart:title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2:Sheet1.C14" chart:label-cell-address="Sheet1.A1:Sheet1.A1" chart:class="chart:scatter">
            <chart:domain table:cell-range-address="Sheet1.A2:Sheet1.A14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 + H2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4</svg:desc>
                </draw:g>
              </table:table-cell>
              <table:table-cell office:value-type="float" office:value="NaN">
                <text:p>NaN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-0.0230781115787977">
                <text:p>-0.0230781115787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-0.0225470915411279">
                <text:p>-0.0225470915411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">
                <text:p>1.9</text:p>
              </table:table-cell>
              <table:table-cell office:value-type="float" office:value="-0.0208629489425221">
                <text:p>-0.0208629489425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0.0186451021727407">
                <text:p>-0.0186451021727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-0.016268360621325">
                <text:p>-0.01626836062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-0.0139571348126992">
                <text:p>-0.0139571348126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-0.0118340162325694">
                <text:p>-0.0118340162325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-0.00995827978476882">
                <text:p>-0.0099582797847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0.00834323773869983">
                <text:p>-0.00834323773869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">
                <text:p>2.6</text:p>
              </table:table-cell>
              <table:table-cell office:value-type="float" office:value="-0.00697728545128484">
                <text:p>-0.00697728545128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